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members" table:style-name="ta1">
        <table:table-column table:style-name="co1" table:number-columns-repeated="1024" table:default-cell-style-name="ce2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1000" calcext:value-type="float">
            <text:p>100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members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S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</text:p>
          </table:table-cell>
          <table:table-cell table:style-name="ce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PB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P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4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2:20:12.036694232</meta:creation-date>
    <dc:date>2024-03-23T12:54:45.591389285</dc:date>
    <meta:editing-duration>PT2M43S</meta:editing-duration>
    <meta:editing-cycles>1</meta:editing-cycles>
    <meta:document-statistic meta:table-count="2" meta:cell-count="166" meta:object-count="0"/>
    <meta:generator>LibreOffice/7.3.7.2$Linux_X86_64 LibreOffice_project/30$Build-2</meta:generator>
  </office:meta>
</office:document-meta>
</file>